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9e7a" officeooo:paragraph-rsid="000f9e7a"/>
    </style:style>
    <style:style style:name="P2" style:family="paragraph" style:parent-style-name="Standard">
      <style:text-properties officeooo:rsid="000f9e7a" officeooo:paragraph-rsid="000f9e7a"/>
    </style:style>
    <style:style style:name="P3" style:family="paragraph" style:parent-style-name="Standard">
      <style:text-properties officeooo:rsid="0010d5b4" officeooo:paragraph-rsid="0010d5b4"/>
    </style:style>
    <style:style style:name="P4" style:family="paragraph" style:parent-style-name="Standard">
      <style:text-properties officeooo:rsid="0012b767" officeooo:paragraph-rsid="0012b767"/>
    </style:style>
    <style:style style:name="T1" style:family="text">
      <style:text-properties officeooo:rsid="000ff390"/>
    </style:style>
    <style:style style:name="T2" style:family="text">
      <style:text-properties officeooo:rsid="0011fd8c"/>
    </style:style>
    <style:style style:name="T3" style:family="text">
      <style:text-properties officeooo:rsid="00138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exsda.cz</text:p>
      <text:p text:style-name="P1">Varšavská 30, Praha 2</text:p>
      <text:p text:style-name="P1"/>
      <text:p text:style-name="P1">Vážená paní, vážený pane,</text:p>
      <text:p text:style-name="P1"/>
      <text:p text:style-name="P1">touto zprávou reaguji na Váš inzerát korespondence s vězni na internetovém serveru volnamista.cz. <text:span text:style-name="T1">Vaše workcapmy sleduji již řadu měsíců a vím, jak to v nich chodí. Rád bych se také do jednoho zapojil. Sám jsem už pomáhal svému příteli z podobné životní situace a doteď si s ním píši.</text:span></text:p>
      <text:p text:style-name="P1"/>
      <text:p text:style-name="P3">Jakožto mladý student mám mnoho motivace do života o kterou bych se rád pod<text:span text:style-name="T3">ělil</text:span> s <text:span text:style-name="T3">dalšími </text:span>lidmi, <text:span text:style-name="T3">kteří jsou v tíživé životní situaci</text:span>. Baví mě psaná komunikace, řešení problémů ostatních a rád se od nich něco přiučím. <text:span text:style-name="T2">Minimální čas </text:span><text:span text:style-name="T3">dvou hodin </text:span><text:span text:style-name="T2">mi </text:span><text:span text:style-name="T3">plně vyhovuje</text:span><text:span text:style-name="T2">, neboť se také potřebuji připravovat na maturitní zkoušku.</text:span></text:p>
      <text:p text:style-name="P3"/>
      <text:p text:style-name="P4">Jakékoliv otázky rád zodpovím na osobním pohovoru, kontaktovat mě můžete e-mailem.</text:p>
      <text:p text:style-name="P4"/>
      <text:p text:style-name="P4">S pozdravem,</text:p>
      <text:p text:style-name="P4">Vojtěch Vaše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1:43:47.552222604</meta:creation-date>
    <dc:date>2023-11-29T19:11:36.955723700</dc:date>
    <meta:editing-duration>PT1H29M9S</meta:editing-duration>
    <meta:editing-cycles>6</meta:editing-cycles>
    <meta:generator>LibreOffice/7.5.8.2$Linux_X86_64 LibreOffice_project/50$Build-2</meta:generator>
    <meta:document-statistic meta:table-count="0" meta:image-count="0" meta:object-count="0" meta:page-count="1" meta:paragraph-count="8" meta:word-count="125" meta:character-count="764" meta:non-whitespace-character-count="647"/>
  </office:meta>
</office:document-meta>
</file>